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3000002661DE1F2C4167A7A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svg:stroke-color="#3465a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bbe0e3" draw:textarea-horizontal-align="justify" draw:textarea-vertical-align="middle" draw:auto-grow-height="false" fo:min-height="0.45cm" fo:min-width="2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be0e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4.78cm" svg:height="21.66cm" svg:x="3.4cm" svg:y="4.14cm">
          <draw:image xlink:href="Pictures/10000201000001A3000002661DE1F2C4167A7ABA.png" xlink:type="simple" xlink:show="embed" xlink:actuate="onLoad">
            <text:p/>
          </draw:image>
        </draw:frame>
        <draw:custom-shape draw:style-name="gr2" draw:text-style-name="P2" draw:layer="layout" svg:width="2.6cm" svg:height="0.7cm" svg:x="9cm" svg:y="8.3cm">
          <text:p text:style-name="P1">Nível 0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2T21:48:36.174638525</dc:date>
    <meta:editing-duration>PT48S</meta:editing-duration>
    <meta:editing-cycles>1</meta:editing-cycles>
    <meta:document-statistic meta:object-count="2"/>
    <meta:generator>LibreOffice/6.0.6.2$Linux_X86_64 LibreOffice_project/00m0$Build-2</meta:generator>
  </office:meta>
</office:document-meta>
</file>